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D0000039AC22AF27E01095D1D.png" manifest:media-type="image/png"/>
  <manifest:file-entry manifest:full-path="Pictures/100000000000073D0000039A1027ABD0637A8A88.png" manifest:media-type="image/png"/>
  <manifest:file-entry manifest:full-path="Pictures/100000000000073D0000039A3553FC5A23C89DF2.png" manifest:media-type="image/png"/>
  <manifest:file-entry manifest:full-path="Pictures/100000000000073D0000039A8961C4942EB54A87.png" manifest:media-type="image/png"/>
  <manifest:file-entry manifest:full-path="Pictures/100000000000073D0000039AAE52953625A82AA9.png" manifest:media-type="image/png"/>
  <manifest:file-entry manifest:full-path="Pictures/100000000000073D0000039A2691156E8987D827.png" manifest:media-type="image/png"/>
  <manifest:file-entry manifest:full-path="Pictures/100000000000073D0000039A9606666D5C3181CA.png" manifest:media-type="image/png"/>
  <manifest:file-entry manifest:full-path="Pictures/100000000000073D0000039A53C4A002D20178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256cm, 0cm, 16.508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19cm, 0cm, 16.19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83cm, 0cm, 16.55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957cm, 0cm, 15.91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13cm, 0cm, 16.507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749cm, 0cm, 15.618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972cm, 0cm, 16.157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622cm, 0cm, 15.61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24.39cm" svg:x="1.508cm" svg:y="1.248cm">
          <draw:image xlink:href="Pictures/100000000000073D0000039A3553FC5A23C89DF2.png" xlink:type="simple" xlink:show="embed" xlink:actuate="onLoad">
            <text:p/>
          </draw:image>
        </draw:frame>
        <draw:frame draw:style-name="gr2" draw:text-style-name="P1" draw:layer="layout" svg:width="16.636cm" svg:height="24.39cm" svg:x="21.124cm" svg:y="1.248cm">
          <draw:image xlink:href="Pictures/100000000000073D0000039A1027ABD0637A8A88.png" xlink:type="simple" xlink:show="embed" xlink:actuate="onLoad">
            <text:p/>
          </draw:image>
        </draw:frame>
        <draw:frame draw:style-name="gr3" draw:text-style-name="P1" draw:layer="layout" svg:width="16.636cm" svg:height="24.39cm" svg:x="42.608cm" svg:y="1.248cm">
          <draw:image xlink:href="Pictures/100000000000073D0000039AAE52953625A82AA9.png" xlink:type="simple" xlink:show="embed" xlink:actuate="onLoad">
            <text:p/>
          </draw:image>
        </draw:frame>
        <draw:frame draw:style-name="gr4" draw:text-style-name="P1" draw:layer="layout" svg:width="17.144cm" svg:height="24.39cm" svg:x="62.12cm" svg:y="1.381cm">
          <draw:image xlink:href="Pictures/100000000000073D0000039A8961C4942EB54A87.png" xlink:type="simple" xlink:show="embed" xlink:actuate="onLoad">
            <text:p/>
          </draw:image>
        </draw:frame>
        <draw:frame draw:style-name="gr5" draw:text-style-name="P1" draw:layer="layout" svg:width="16.382cm" svg:height="24.39cm" svg:x="1.255cm" svg:y="28.68cm">
          <draw:image xlink:href="Pictures/100000000000073D0000039A9606666D5C3181CA.png" xlink:type="simple" xlink:show="embed" xlink:actuate="onLoad">
            <text:p/>
          </draw:image>
        </draw:frame>
        <draw:frame draw:style-name="gr6" draw:text-style-name="P1" draw:layer="layout" svg:width="17.652cm" svg:height="24.39cm" svg:x="20.177cm" svg:y="28.68cm">
          <draw:image xlink:href="Pictures/100000000000073D0000039A53C4A002D20178BD.png" xlink:type="simple" xlink:show="embed" xlink:actuate="onLoad">
            <text:p/>
          </draw:image>
        </draw:frame>
        <draw:frame draw:style-name="gr7" draw:text-style-name="P1" draw:layer="layout" svg:width="16.89cm" svg:height="24.39cm" svg:x="42.53cm" svg:y="28.68cm">
          <draw:image xlink:href="Pictures/100000000000073D0000039A2691156E8987D827.png" xlink:type="simple" xlink:show="embed" xlink:actuate="onLoad">
            <text:p/>
          </draw:image>
        </draw:frame>
        <draw:frame draw:style-name="gr8" draw:text-style-name="P1" draw:layer="layout" svg:width="17.779cm" svg:height="24.39cm" svg:x="62.909cm" svg:y="29.008cm">
          <draw:image xlink:href="Pictures/100000000000073D0000039AC22AF27E01095D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4-07T09:34:18.523477285</dc:date>
    <meta:editing-duration>PT5M40S</meta:editing-duration>
    <meta:editing-cycles>1</meta:editing-cycles>
    <meta:document-statistic meta:object-count="8"/>
    <meta:generator>LibreOffice/6.0.7.3$Linux_X86_64 LibreOffice_project/00m0$Build-3</meta:generator>
  </office:meta>
</office:document-meta>
</file>